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2340" officeooo:paragraph-rsid="00229e0c"/>
    </style:style>
    <style:style style:name="P2" style:family="paragraph" style:parent-style-name="Standard">
      <style:paragraph-properties fo:text-align="justify" style:justify-single-word="false"/>
      <style:text-properties officeooo:rsid="001f2340" officeooo:paragraph-rsid="001f2340"/>
    </style:style>
    <style:style style:name="P3" style:family="paragraph" style:parent-style-name="Standard">
      <style:paragraph-properties fo:text-align="justify" style:justify-single-word="false"/>
      <style:text-properties officeooo:rsid="001f2340" officeooo:paragraph-rsid="0021c82e"/>
    </style:style>
    <style:style style:name="P4" style:family="paragraph" style:parent-style-name="Standard">
      <style:paragraph-properties fo:text-align="justify" style:justify-single-word="false"/>
      <style:text-properties officeooo:rsid="0020deeb" officeooo:paragraph-rsid="0020deeb"/>
    </style:style>
    <style:style style:name="P5" style:family="paragraph" style:parent-style-name="Standard">
      <style:paragraph-properties fo:text-align="justify" style:justify-single-word="false"/>
      <style:text-properties officeooo:rsid="0020deeb" officeooo:paragraph-rsid="00245f84"/>
    </style:style>
    <style:style style:name="P6" style:family="paragraph" style:parent-style-name="Standard">
      <style:paragraph-properties fo:text-align="justify" style:justify-single-word="false"/>
      <style:text-properties officeooo:rsid="0020deeb" officeooo:paragraph-rsid="0021c82e"/>
    </style:style>
    <style:style style:name="P7" style:family="paragraph" style:parent-style-name="Standard">
      <style:paragraph-properties fo:text-align="justify" style:justify-single-word="false"/>
      <style:text-properties officeooo:rsid="0021c82e" officeooo:paragraph-rsid="0021c82e"/>
    </style:style>
    <style:style style:name="P8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9" style:family="paragraph" style:parent-style-name="Standard">
      <style:paragraph-properties fo:text-align="justify" style:justify-single-word="false"/>
      <style:text-properties officeooo:rsid="00229e0c" officeooo:paragraph-rsid="00245f84"/>
    </style:style>
    <style:style style:name="P10" style:family="paragraph" style:parent-style-name="Standard">
      <style:paragraph-properties fo:text-align="justify" style:justify-single-word="false"/>
      <style:text-properties officeooo:rsid="00245f84" officeooo:paragraph-rsid="00245f84"/>
    </style:style>
    <style:style style:name="P11" style:family="paragraph" style:parent-style-name="Standard">
      <style:paragraph-properties fo:text-align="center" style:justify-single-word="false"/>
      <style:text-properties fo:font-size="20pt" officeooo:rsid="00229e0c" officeooo:paragraph-rsid="00229e0c" style:font-size-asian="20pt" style:font-size-complex="20pt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229e0c" officeooo:paragraph-rsid="00229e0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6pt" fo:font-style="italic" officeooo:rsid="00229e0c" officeooo:paragraph-rsid="00229e0c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29e0c" officeooo:paragraph-rsid="00229e0c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45f84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52a48" officeooo:paragraph-rsid="00252a48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rsid="0020deeb" officeooo:paragraph-rsid="0020deeb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officeooo:rsid="0021c82e" officeooo:paragraph-rsid="0021c82e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justify" style:justify-single-word="false"/>
      <style:text-properties officeooo:rsid="00252a48" officeooo:paragraph-rsid="00252a48"/>
    </style:style>
    <style:style style:name="P20" style:family="paragraph" style:parent-style-name="Standard">
      <style:paragraph-properties fo:text-align="justify" style:justify-single-word="false"/>
      <style:text-properties officeooo:rsid="0026cb53" officeooo:paragraph-rsid="0026cb53"/>
    </style:style>
    <style:style style:name="P21" style:family="paragraph" style:parent-style-name="Standard">
      <style:paragraph-properties fo:text-align="justify" style:justify-single-word="false"/>
      <style:text-properties officeooo:rsid="002cdb9f" officeooo:paragraph-rsid="002cdb9f"/>
    </style:style>
    <style:style style:name="P22" style:family="paragraph" style:parent-style-name="Standard">
      <style:paragraph-properties fo:text-align="justify" style:justify-single-word="false"/>
      <style:text-properties officeooo:rsid="002cdb9f" officeooo:paragraph-rsid="002e7694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1f2340" officeooo:paragraph-rsid="001f2340"/>
    </style:style>
    <style:style style:name="T1" style:family="text">
      <style:text-properties officeooo:rsid="0021c82e"/>
    </style:style>
    <style:style style:name="T2" style:family="text">
      <style:text-properties officeooo:rsid="00229e0c"/>
    </style:style>
    <style:style style:name="T3" style:family="text">
      <style:text-properties officeooo:rsid="00245f84"/>
    </style:style>
    <style:style style:name="T4" style:family="text">
      <style:text-properties fo:font-style="italic" officeooo:rsid="00245f84" style:font-style-asian="italic" style:font-style-complex="italic"/>
    </style:style>
    <style:style style:name="T5" style:family="text">
      <style:text-properties fo:font-style="italic" officeooo:rsid="00252a48" style:font-style-asian="italic" style:font-style-complex="italic"/>
    </style:style>
    <style:style style:name="T6" style:family="text">
      <style:text-properties fo:font-style="italic" officeooo:rsid="002e7694" style:font-style-asian="italic" style:font-style-complex="italic"/>
    </style:style>
    <style:style style:name="T7" style:family="text">
      <style:text-properties fo:font-style="italic" fo:background-color="#0000ff" loext:char-shading-value="0" style:font-size-asian="10.5pt" style:font-style-asian="italic" style:font-style-complex="italic"/>
    </style:style>
    <style:style style:name="T8" style:family="text">
      <style:text-properties fo:font-style="italic" officeooo:rsid="00245f84" fo:background-color="#0000ff" loext:char-shading-value="0" style:font-size-asian="10.5pt" style:font-style-asian="italic" style:font-style-complex="italic"/>
    </style:style>
    <style:style style:name="T9" style:family="text">
      <style:text-properties fo:font-style="italic" officeooo:rsid="00229e0c" fo:background-color="#0000ff" loext:char-shading-value="0" style:font-size-asian="10.5pt" style:font-style-asian="italic" style:font-style-complex="italic"/>
    </style:style>
    <style:style style:name="T10" style:family="text">
      <style:text-properties fo:font-style="italic" officeooo:rsid="0021c82e" fo:background-color="#0000ff" loext:char-shading-value="0" style:font-size-asian="10.5pt" style:font-style-asian="italic" style:font-style-complex="italic"/>
    </style:style>
    <style:style style:name="T11" style:family="text">
      <style:text-properties officeooo:rsid="00252a48"/>
    </style:style>
    <style:style style:name="T12" style:family="text">
      <style:text-properties officeooo:rsid="002a530a"/>
    </style:style>
    <style:style style:name="T13" style:family="text">
      <style:text-properties officeooo:rsid="002cdb9f"/>
    </style:style>
    <style:style style:name="T14" style:family="text">
      <style:text-properties officeooo:rsid="002e7694"/>
    </style:style>
    <style:style style:name="T15" style:family="text">
      <style:text-properties officeooo:rsid="002f3350"/>
    </style:style>
    <style:style style:name="T16" style:family="text">
      <style:text-properties officeooo:rsid="003010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AMEN TIPO <text:span text:style-name="T12">B</text:span></text:p>
      <text:p text:style-name="P8"/>
      <text:p text:style-name="P8"/>
      <text:p text:style-name="P14">EJERCICIO 1</text:p>
      <text:p text:style-name="P13"/>
      <text:p text:style-name="P1">Realiza un programa <text:span text:style-name="T11">denominado </text:span><text:span text:style-name="T5">Ejercicio1.java</text:span><text:span text:style-name="T11">, </text:span>que dado <text:span text:style-name="T13">un </text:span>números, imprima <text:span text:style-name="T13">la siguiente secuencia de multiplicaciones por dos:</text:span></text:p>
      <text:p text:style-name="P1"/>
      <text:p text:style-name="P21"><text:tab/>1<text:tab/><text:span text:style-name="T14">2</text:span><text:tab/><text:span text:style-name="T14">3</text:span><text:tab/><text:span text:style-name="T14">4</text:span></text:p>
      <text:p text:style-name="P21"><text:tab/>2<text:tab/>4<text:tab/><text:span text:style-name="T15">6</text:span> <text:s text:c="9"/><text:span text:style-name="T15">8</text:span></text:p>
      <text:p text:style-name="P21"><text:tab/>3<text:tab/><text:span text:style-name="T14">6</text:span> <text:s text:c="9"/><text:span text:style-name="T15">9</text:span> <text:s text:c="7"/><text:span text:style-name="T15">12</text:span></text:p>
      <text:p text:style-name="P21"><text:tab/>4 <text:s text:c="9"/><text:span text:style-name="T14">8</text:span> <text:s text:c="7"/><text:span text:style-name="T14">12</text:span> <text:s text:c="7"/><text:span text:style-name="T15">16</text:span></text:p>
      <text:p text:style-name="P21"/>
      <text:p text:style-name="P22">(para el caso de 4)</text:p>
      <text:p text:style-name="P21"/>
      <text:p text:style-name="P21"><text:tab/>1<text:tab/><text:span text:style-name="T14">2</text:span><text:tab/><text:span text:style-name="T14">3</text:span><text:tab/></text:p>
      <text:p text:style-name="P21"><text:tab/>2<text:tab/>4<text:tab/><text:span text:style-name="T15">6</text:span> <text:s text:c="6"/></text:p>
      <text:p text:style-name="P21"><text:tab/>3<text:tab/><text:span text:style-name="T14">6</text:span> <text:s text:c="9"/><text:span text:style-name="T15">9</text:span> </text:p>
      <text:p text:style-name="P21"/>
      <text:p text:style-name="P22"><text:span text:style-name="T14">(</text:span>Para el caso de 3<text:span text:style-name="T14">)</text:span></text:p>
      <text:p text:style-name="P21"/>
      <text:p text:style-name="P21">Debes comprobar que el número introducido sea como máximo 5, en el caso que sea superior deberás no realizar salida alguna e imprimir un mensaje diciendo que el número introducido debe ser como máximo 5</text:p>
      <text:p text:style-name="P21"/>
      <text:p text:style-name="P12">Criterios de evaluación:</text:p>
      <text:p text:style-name="P2"/>
      <text:list xml:id="list7750634269513737144" text:style-name="L1">
        <text:list-item>
          <text:p text:style-name="P23">Lógica del programa: <text:span text:style-name="T8">1 pto.</text:span></text:p>
        </text:list-item>
        <text:list-item>
          <text:p text:style-name="P23">Si realizas el programa solicitando los datos con la clase Scanner o bien los pasa como argumentos <text:span text:style-name="T2">(En caso de no hacerlo declara los dos datos dentro del programa): </text:span><text:span text:style-name="T9">1 pto.</text:span></text:p>
        </text:list-item>
      </text:list>
      <text:p text:style-name="P2"/>
      <text:p text:style-name="P4">Implementa el siguiente método, bien en el propio programa o bien en una clase separada:</text:p>
      <text:p text:style-name="P4"/>
      <text:p text:style-name="P17">public static <text:span text:style-name="T13">void</text:span> <text:span text:style-name="T13">imprimirCuadrados</text:span>(int valor)</text:p>
      <text:p text:style-name="P4"/>
      <text:p text:style-name="P4"><text:span text:style-name="T2">Criterios de evaluación</text:span>:</text:p>
      <text:p text:style-name="P10">Lógica del método: <text:span text:style-name="T7">1 pto. </text:span></text:p>
      <text:p text:style-name="P5"><text:span text:style-name="T3">S</text:span>i realizas el <text:span text:style-name="T1">método en un archivo diferente: </text:span><text:span text:style-name="T10">1 pto.</text:span></text:p>
      <text:p text:style-name="P7"><text:span text:style-name="T3">S</text:span>i lo imprimes usando printf : <text:span text:style-name="T8">1 pto.</text:span></text:p>
      <text:p text:style-name="P7"/>
      <text:p text:style-name="P18"/>
      <text:p text:style-name="P10">Debes hacer una llamada desde el método main para comprobar el correcto funcionamiento de dicho método.</text:p>
      <text:p text:style-name="P10"/>
      <text:p text:style-name="P21">En el caso que no realices dicho método, no se contará la <text:s/>puntuación de la lógica del método ni la llamada correcta desde el método main.</text:p>
      <text:p text:style-name="P10"/>
      <text:p text:style-name="P5"><text:span text:style-name="T3">Si g</text:span>enera<text:span text:style-name="T3">s</text:span> la documentación en un archivo doc usando javadoc: <text:span text:style-name="T8">1 pto</text:span><text:span text:style-name="T7">. </text:span></text:p>
      <text:p text:style-name="P4"/>
      <text:p text:style-name="P4"/>
      <text:p text:style-name="P15">EJERCICIO 2</text:p>
      <text:p text:style-name="P10"><text:soft-page-break/></text:p>
      <text:p text:style-name="P6"><text:span text:style-name="T3">Crea un programa denominado </text:span><text:span text:style-name="T4">Ejercicio2.java</text:span><text:span text:style-name="T3"> que dadas dos cadenas, bie</text:span>n <text:span text:style-name="T1">leída con la clase Scanner, o bien definidas como argumentos o bien definida en el programa, implemente la siguiente lógica:</text:span></text:p>
      <text:p text:style-name="P6"/>
      <text:p text:style-name="P5"><text:span text:style-name="T3">Nos de la palabra que tenga mas letras, en el caso que tenga el mimos número de letras nos diga que las dos son iguales. <text:s/></text:span><text:span text:style-name="T8">1 pto. </text:span></text:p>
      <text:p text:style-name="P9"><text:span text:style-name="T16">Nos diga si las dos palabras empiezan con la misma letra.</text:span> <text:span text:style-name="T3"><text:s/></text:span><text:span text:style-name="T8">1 pto. </text:span></text:p>
      <text:p text:style-name="P9">Nos de la<text:span text:style-name="T14">s dos palabras</text:span> en mayúscula y en minúscula concatenada<text:span text:style-name="T14">s, ejemplo: </text:span><text:span text:style-name="T6">perrogatoPERROGATO.</text:span> <text:span text:style-name="T3"><text:s/></text:span><text:span text:style-name="T8">1 pto. </text:span></text:p>
      <text:p text:style-name="P9"><text:span text:style-name="T3">S</text:span>i lees la frase con Scanner <text:span text:style-name="T14">o usas argumentos</text:span> y <text:span text:style-name="T14">además </text:span>usas métodos separados. <text:span text:style-name="T3"><text:s/></text:span><text:span text:style-name="T8">1 pto. </text:span></text:p>
      <text:p text:style-name="P3"/>
      <text:p text:style-name="P3"/>
      <text:p text:style-name="P16">DOCUMENTOS A ENTREGAR:</text:p>
      <text:p text:style-name="P19"/>
      <text:p text:style-name="P20">Un archivo comprimido denominado nombreApellidos.tar.gz o nombreApellidos.zip que contenga los archivos fuente mas el directorio doc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7:23:39.727060903</meta:creation-date>
    <dc:date>2015-11-19T20:13:12.336315852</dc:date>
    <meta:editing-duration>PT1H46M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355" meta:character-count="2071" meta:non-whitespace-character-count="1667"/>
  </office:meta>
</office:document-meta>
</file>